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trospectorHelper.defaultAddMethods( XMLIntrospector introspector , ElementDescriptor rootDescriptor , Class beanClas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XMLIntrospectorHelper.setLog( Log 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Helper.XMLIntrospecto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IntrospectorHelper.configureProperty( AttributeDescriptor attributeDescriptor , PropertyDescriptor property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IntrospectorHelper.configureProperty( ElementDescriptor elementDescriptor , PropertyDescriptor property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Help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trospectorHelper.isLoopType( Class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IntrospectorHelper.isPrimitiveType( Class 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IntrospectorHelper.configureProperty( ElementDescriptor elementDescriptor , PropertyDescriptor propertyDescriptor , String updateMethodName , Class beanClas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MLIntrospectorHelper.createDescriptor( PropertyDescriptor propertyDescriptor , boolean useAttributesForPrimitives , XMLIntrospector introspecto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">
            <text:p text:style-name="Table_20_Contents">4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XMLIntrospectorHelper.swapDescriptor( ElementDescriptor rootDescriptor , ElementDescriptor oldValue , ElementDescriptor new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IntrospectorHelper.makeElementDescriptorMap( ElementDescriptor rootDescriptor ,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IntrospectorHelper.findGetCollectionDescriptor( XMLIntrospector introspector , ElementDescriptor rootDescriptor , String 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